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2ef" officeooo:paragraph-rsid="001592ef"/>
    </style:style>
    <style:style style:name="P2" style:family="paragraph" style:parent-style-name="Standard">
      <style:text-properties officeooo:rsid="00175b2e" officeooo:paragraph-rsid="001592ef"/>
    </style:style>
    <style:style style:name="P3" style:family="paragraph" style:parent-style-name="Standard">
      <style:text-properties officeooo:rsid="00175b2e" officeooo:paragraph-rsid="00175b2e"/>
    </style:style>
    <style:style style:name="P4" style:family="paragraph" style:parent-style-name="Standard" style:list-style-name="L1">
      <style:text-properties officeooo:rsid="0018b516" officeooo:paragraph-rsid="0018b516"/>
    </style:style>
    <style:style style:name="P5" style:family="paragraph" style:parent-style-name="Standard">
      <style:text-properties officeooo:rsid="0018b516" officeooo:paragraph-rsid="0018b516"/>
    </style:style>
    <style:style style:name="P6" style:family="paragraph" style:parent-style-name="Standard">
      <style:text-properties fo:font-style="italic" officeooo:rsid="00190e33" officeooo:paragraph-rsid="00190e33" style:font-style-asian="italic" style:font-style-complex="italic"/>
    </style:style>
    <style:style style:name="P7" style:family="paragraph" style:parent-style-name="Standard">
      <style:text-properties fo:font-style="italic" officeooo:rsid="00190e33" officeooo:paragraph-rsid="001a3338" style:font-style-asian="italic" style:font-style-complex="italic"/>
    </style:style>
    <style:style style:name="P8" style:family="paragraph" style:parent-style-name="Standard">
      <style:text-properties fo:font-style="italic" officeooo:rsid="001a3338" officeooo:paragraph-rsid="001a3338" style:font-style-asian="italic" style:font-style-complex="italic"/>
    </style:style>
    <style:style style:name="P9" style:family="paragraph" style:parent-style-name="Standard">
      <style:text-properties fo:font-style="italic" officeooo:rsid="001bbf34" officeooo:paragraph-rsid="001bbf34" style:font-style-asian="italic" style:font-style-complex="italic"/>
    </style:style>
    <style:style style:name="P10" style:family="paragraph" style:parent-style-name="Standard">
      <style:text-properties fo:font-style="italic" officeooo:rsid="001d18fc" officeooo:paragraph-rsid="001d18fc" style:font-style-asian="italic" style:font-style-complex="italic"/>
    </style:style>
    <style:style style:name="P11" style:family="paragraph" style:parent-style-name="Standard">
      <style:text-properties officeooo:rsid="001bbf34" officeooo:paragraph-rsid="001bbf34"/>
    </style:style>
    <style:style style:name="T1" style:family="text">
      <style:text-properties officeooo:rsid="00175b2e"/>
    </style:style>
    <style:style style:name="T2" style:family="text">
      <style:text-properties officeooo:rsid="0018b516"/>
    </style:style>
    <style:style style:name="T3" style:family="text">
      <style:text-properties fo:font-style="normal" style:font-style-asian="normal" style:font-style-complex="normal"/>
    </style:style>
    <style:style style:name="T4" style:family="text">
      <style:text-properties fo:font-style="normal" officeooo:rsid="001a3338" style:font-style-asian="normal" style:font-style-complex="normal"/>
    </style:style>
    <style:style style:name="T5" style:family="text">
      <style:text-properties fo:font-style="normal" officeooo:rsid="001bbf34" style:font-style-asian="normal" style:font-style-complex="normal"/>
    </style:style>
    <style:style style:name="T6" style:family="text">
      <style:text-properties fo:font-style="normal" officeooo:rsid="001cc35b" style:font-style-asian="normal" style:font-style-complex="normal"/>
    </style:style>
    <style:style style:name="T7" style:family="text">
      <style:text-properties fo:font-style="normal" officeooo:rsid="001d43d4" style:font-style-asian="normal" style:font-style-complex="normal"/>
    </style:style>
    <style:style style:name="T8" style:family="text">
      <style:text-properties fo:font-style="normal" officeooo:rsid="001f9f3c" style:font-style-asian="normal" style:font-style-complex="normal"/>
    </style:style>
    <style:style style:name="T9" style:family="text">
      <style:text-properties fo:font-style="normal" officeooo:rsid="00205f08" style:font-style-asian="normal" style:font-style-complex="normal"/>
    </style:style>
    <style:style style:name="T10" style:family="text">
      <style:text-properties fo:font-style="normal" officeooo:rsid="0021cdc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1 </text:p>
      <text:p text:style-name="P1">Program 4 – Neural Networks </text:p>
      <text:p text:style-name="P1"/>
      <text:p text:style-name="P1">For the last programming project of the semester, you will use off-the-shelf neural network software to investigate <text:span text:style-name="T1">airline lateness statistics. You are given a data file (.csv format) containing data on delays from various causes from the 29 largest airports in the United States. We are interested in finding out if the pattern of causes of delays is sufficient to identify the airport. </text:span></text:p>
      <text:p text:style-name="P1"/>
      <text:p text:style-name="P11">THE SOFTWARE</text:p>
      <text:p text:style-name="P11">The WEKA package is available on all Flarsheim labs (and is also a free download if you want to install it on your own system). It has modules to compute many types of AI functions including Bayesian networks and neural networks, the focus of this assignment. WEKA allows you to build and train a network by specifying the configuration and the data file; there is no need to write your own artificial-neuron or backpropagation code. </text:p>
      <text:p text:style-name="P1"/>
      <text:p text:style-name="P3">THE DATA FILE </text:p>
      <text:p text:style-name="P3">The file, airlines.csv, is taken from <text:a xlink:type="simple" xlink:href="http://think.cs.vt.edu/corgis/csv/airlines/airlines.html" text:style-name="Internet_20_link" text:visited-style-name="Visited_20_Internet_20_Link">http://think.cs.vt.edu/corgis/csv/airlines/airlines.html</text:a>. The data dictionary, describing the format and meaning of each field, is also on that page. <text:span text:style-name="T2">In short, the file contains, for each airport, the number of delays: </text:span></text:p>
      <text:list xml:id="list2348226416150625170" text:style-name="L1">
        <text:list-item>
          <text:p text:style-name="P4">due to the airline; </text:p>
        </text:list-item>
        <text:list-item>
          <text:p text:style-name="P4">due to late aircraft; </text:p>
        </text:list-item>
        <text:list-item>
          <text:p text:style-name="P4">due to issues with the aviation system itself (congestion, air traffic control, etc) </text:p>
        </text:list-item>
        <text:list-item>
          <text:p text:style-name="P4">due to security concerns; and </text:p>
        </text:list-item>
        <text:list-item>
          <text:p text:style-name="P4">due to weather. </text:p>
        </text:list-item>
      </text:list>
      <text:p text:style-name="P5">In addition, it lists the number of flights canceled, delayed, or diverted. For delays, it lists the total minutes delay for each cause. </text:p>
      <text:p text:style-name="P5"/>
      <text:p text:style-name="P5">The file also contains the number of carriers, total number of flights, and number of on-time flights per airport. The 3-letter airport code is also given; this is the output (dependent) variable. </text:p>
      <text:p text:style-name="P5"/>
      <text:p text:style-name="P6">The data on number of carriers per airport should be screened out of your input data and not used as input for your network.<text:span text:style-name="T3"> This is because in some cases this is enough to uniquely identify the airport; we do not want our network to bypass the bulk of the data. Likewise, the name of the airport should not be used as input. </text:span></text:p>
      <text:p text:style-name="P6"><text:span text:style-name="T3"/></text:p>
      <text:p text:style-name="P6"><text:span text:style-name="T3">INPUT TO YOUR NETWORK </text:span></text:p>
      <text:p text:style-name="P7"><text:span text:style-name="T3">Use the numeric data for number and amount of delays, diversions, etc., for each cause. You will want to normalize this data, either by number of delays or number of flights. </text:span></text:p>
      <text:p text:style-name="P7"><text:span text:style-name="T3"/></text:p>
      <text:p text:style-name="P7"><text:span text:style-name="T4">Scaling the data: </text:span><text:span text:style-name="T3">You may need to adjust the scale of your data (e.g. record delays in hours rather than minutes) so that all inputs are of approximately the same magnitude. </text:span><text:span text:style-name="T4">If inputs vary over multiple scales of magnitude (as this data does), the network requires much more training—and we only have so much data. Therefore, adjusting data so that numbers are proportions (floats in [0.0 – 1.0)) rather than raw counts can provide more efficient learning from the same data. Another option is to code each variable separately as a z-score, as the number of standard deviations above or below the mean that item is. (z-scores below the mean are negative, above the mean positive; thus a z-score of -0.27 means an item is 0.27 standard deviations below the average for that variable, </text:span><text:span text:style-name="T6">and a z-score of 1.12 is 1.12 standard deviations above the mean</text:span><text:span text:style-name="T4">). The advantage of this is that all data items are on the same scale—mean of </text:span><text:soft-page-break/><text:span text:style-name="T4">0, standard deviation of 1—even if some variables have a characteristic range of 0.01-0.10 and others have a range of 1,000 – 100,000. </text:span></text:p>
      <text:p text:style-name="P7"><text:span text:style-name="T4"/></text:p>
      <text:p text:style-name="P8"><text:span text:style-name="T3">Exclude </text:span><text:span text:style-name="T6">from input</text:span><text:span text:style-name="T3">: Name of airport, month, year, month name, year/month code, airport code. </text:span></text:p>
      <text:p text:style-name="P8"><text:span text:style-name="T3"/></text:p>
      <text:p text:style-name="P8"><text:span text:style-name="T3">OUTPUT FROM YOUR NETWORK: </text:span></text:p>
      <text:p text:style-name="P8"><text:span text:style-name="T3">Your network should have 29 output neurons, 1 for each airport. Select the maximum </text:span><text:span text:style-name="T5">value from the output neurons as the network’s response. </text:span></text:p>
      <text:p text:style-name="P6"><text:span text:style-name="T3"/></text:p>
      <text:p text:style-name="P9"><text:span text:style-name="T9">NEURAL </text:span><text:span text:style-name="T3">NETWORK CONFIGURATION</text:span></text:p>
      <text:p text:style-name="P9"><text:span text:style-name="T3">This is your playground! The general approach is to start with the input neurons and a single neuron in the hidden layer. Randomly select a subset of the data (say, 5% of it) to withhold for testing (WEKA can do this automatically) and train the network, then test it on the withheld data. At first, it’ll probably be terrible. Then add a second neuron to the hidden layer, select a new subset of the data, </text:span>retrain the network from scratch<text:span text:style-name="T3">, and check results. Continue </text:span><text:span text:style-name="T7">adding neurons to the hidden layer </text:span><text:span text:style-name="T3">until the network can consistently predict all withheld data, or when adding more neurons leads to a decrease in performance on the test set. </text:span></text:p>
      <text:p text:style-name="P9"><text:span text:style-name="T3"/></text:p>
      <text:p text:style-name="P9"><text:span text:style-name="T3">That uses one hidden layer. Each hidden neuron computes a linear combination of the inputs, and each output is a linear combination of the hidden neurons. </text:span><text:span text:style-name="T6">You can have multiple layers of hidden neurons. It’s probably best not to get too carried away; this data probably won’t support more than 2 hidden layers. (The more hidden layers, the more training data needed.) And</text:span><text:span text:style-name="T10"> there’s no requirement of multiple hidden layers; in general, a network should be as complex as needed to perform well, and no more. </text:span></text:p>
      <text:p text:style-name="P9"><text:span text:style-name="T6"/></text:p>
      <text:p text:style-name="P10"><text:span text:style-name="T6">S</text:span><text:span text:style-name="T3">o try some different configurations if you like. The key point is that anytime the network configuration is changed, the entire network must be re-initialized and trained from the beginning, particularly if different data items are selected for testing. (Otherwise the network is partly trained on test data, which invalidates any test results.) </text:span></text:p>
      <text:p text:style-name="P10"><text:span text:style-name="T3"/></text:p>
      <text:p text:style-name="P10"><text:span text:style-name="T3">SUBMISSION </text:span></text:p>
      <text:p text:style-name="P10"><text:span text:style-name="T3">Turn i</text:span><text:span text:style-name="T7">n a short report describing the </text:span><text:span text:style-name="T8">final </text:span><text:span text:style-name="T7">network configuration and the WEKA settings needed to produce it. Also include a short report describing how you designed your network, how it was tested and validated, and how well it was able to classify the results. </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4:23:43.414000000</meta:creation-date>
    <dc:date>2017-03-28T20:53:46.396000000</dc:date>
    <meta:editing-duration>PT19M15S</meta:editing-duration>
    <meta:editing-cycles>2</meta:editing-cycles>
    <meta:generator>LibreOffice/5.2.0.4$Windows_x86 LibreOffice_project/066b007f5ebcc236395c7d282ba488bca6720265</meta:generator>
    <meta:document-statistic meta:table-count="0" meta:image-count="0" meta:object-count="0" meta:page-count="2" meta:paragraph-count="27" meta:word-count="899" meta:character-count="5295" meta:non-whitespace-character-count="4403"/>
  </office:meta>
</office:document-meta>
</file>